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648f" officeooo:paragraph-rsid="0002648f"/>
    </style:style>
    <style:style style:name="P2" style:family="paragraph" style:parent-style-name="Standard">
      <style:text-properties officeooo:rsid="0002d598" officeooo:paragraph-rsid="0002d598"/>
    </style:style>
    <style:style style:name="P3" style:family="paragraph" style:parent-style-name="Standard">
      <style:text-properties officeooo:rsid="00039320" officeooo:paragraph-rsid="000393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olden ratio – 1 : 1.618</text:p>
      <text:p text:style-name="P1">screen size must be divided by 1.618 and that mould the one section and the remining part would be the other section.</text:p>
      <text:p text:style-name="P1"/>
      <text:p text:style-name="P1"/>
      <text:p text:style-name="P2">Icon Resources:</text:p>
      <text:p text:style-name="P2"/>
      <text:p text:style-name="P2">Flat icon</text:p>
      <text:p text:style-name="P2">iconFinder</text:p>
      <text:p text:style-name="P2">nucleo</text:p>
      <text:p text:style-name="P2"/>
      <text:p text:style-name="P2">Open Sans</text:p>
      <text:p text:style-name="P2">San Fransisco</text:p>
      <text:p text:style-name="P2">Montserrat</text:p>
      <text:p text:style-name="P2">Proxima Nova</text:p>
      <text:p text:style-name="P2">Roboto</text:p>
      <text:p text:style-name="P2"/>
      <text:p text:style-name="P2"/>
      <text:p text:style-name="P2">Font Resources :</text:p>
      <text:p text:style-name="P2">Google Fonts</text:p>
      <text:p text:style-name="P2">MyFonts</text:p>
      <text:p text:style-name="P2">Adobe Fonts</text:p>
      <text:p text:style-name="P2">TypeWolf</text:p>
      <text:p text:style-name="P2">FontPair</text:p>
      <text:p text:style-name="P2"/>
      <text:p text:style-name="P3">7-10 mm for touch scree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6:36:15.648986794</meta:creation-date>
    <meta:editing-duration>PT7M1S</meta:editing-duration>
    <meta:editing-cycles>2</meta:editing-cycles>
    <meta:generator>LibreOffice/6.0.7.3$Linux_X86_64 LibreOffice_project/00m0$Build-3</meta:generator>
    <dc:date>2020-06-17T16:36:33.276069432</dc:date>
    <meta:document-statistic meta:table-count="0" meta:image-count="0" meta:object-count="0" meta:page-count="1" meta:paragraph-count="18" meta:word-count="56" meta:character-count="317" meta:non-whitespace-character-count="278"/>
  </office:meta>
</office:document-meta>
</file>